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swiss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style:font-name-asian="Calibri" style:font-size-asian="12pt" style:font-weight-asian="normal" style:font-name-complex="Calibri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000000" fo:font-size="12pt" style:text-underline-style="none" fo:font-weight="normal" style:font-name-asian="Calibri" style:font-size-asian="12pt" style:font-weight-asian="normal" style:font-name-complex="Calibri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eeting 12/10</text:p>
      <text:p text:style-name="P1"/>
      <text:p text:style-name="P2">Absent: Adrian <text:span text:style-name="T2">Gawryszewski and James Barnett</text:span></text:p>
      <text:p text:style-name="P3"/>
      <text:p text:style-name="P3">Project Manager : Nathan Hand</text:p>
      <text:p text:style-name="P3"/>
      <text:p text:style-name="P3">Deputy Manager : Daniel (Cornwell)?</text:p>
      <text:p text:style-name="P3"/>
      <text:p text:style-name="P3">Quality Assurance Manager : John Bolton</text:p>
      <text:p text:style-name="P3"/>
      <text:p text:style-name="P3">Deputy Quality Assurance Manager : <text:s/>Samuel Clements</text:p>
      <text:p text:style-name="P3"/>
      <text:p text:style-name="P3">Researching the server options:</text:p>
      <text:p text:style-name="P3"/>
      <text:p text:style-name="P3">Glassfish : Daniel Cornwell</text:p>
      <text:p text:style-name="P3"/>
      <text:p text:style-name="P3">Google app engine: Daniel Stuessy</text:p>
      <text:p text:style-name="P3"/>
      <text:p text:style-name="P3">Tomcat : Miles Warburton</text:p>
      <text:p text:style-name="P3"/>
      <text:p text:style-name="P3">Sam is also in charge of setting up a github repository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swiss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GB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16:44:49</meta:creation-date>
    <dc:date>2012-10-28T19:46:48</dc:date>
    <meta:editing-cycles>1</meta:editing-cycles>
    <meta:editing-duration>PT57S</meta:editing-duration>
    <meta:document-statistic meta:table-count="0" meta:image-count="0" meta:object-count="0" meta:page-count="1" meta:paragraph-count="11" meta:word-count="59" meta:character-count="382"/>
    <meta:generator>OpenOffice.org/3.4$Win32 OpenOffice.org_project/340m1$Build-9590</meta:generator>
  </office:meta>
</office:document-meta>
</file>